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king Manager Design Overview</text:h>
      <text:h text:style-name="Heading_20_2" text:outline-level="2">Design Goals</text:h>
      <text:list xml:id="list2441408378838981262" text:style-name="L3">
        <text:list-item>
          <text:p text:style-name="P3">Reduce complexity to reduce development and maintenance effort. </text:p>
          <text:list>
            <text:list-item>
              <text:p text:style-name="P3">Reduce call chains. </text:p>
            </text:list-item>
          </text:list>
        </text:list-item>
        <text:list-item>
          <text:p text:style-name="P3">Support the MVVM pattern. </text:p>
        </text:list-item>
      </text:list>
      <text:h text:style-name="Heading_20_2" text:outline-level="2">Key Features</text:h>
      <text:list xml:id="list7577286182091540206" text:style-name="L1">
        <text:list-item>
          <text:p text:style-name="P1">Layout saved to and loaded from XML file. </text:p>
          <text:list>
            <text:list-item>
              <text:p text:style-name="P1">Docked and floating panes: locations, and sizes. </text:p>
            </text:list-item>
          </text:list>
        </text:list-item>
        <text:list-item>
          <text:p text:style-name="P1">Multiple panes:</text:p>
          <text:list>
            <text:list-item>
              <text:p text:style-name="P1">Tiled using splitters. </text:p>
            </text:list-item>
            <text:list-item>
              <text:p text:style-name="P1">Splitters user adjustable. </text:p>
            </text:list-item>
            <text:list-item>
              <text:p text:style-name="P1">Multiple documents in a tab pane. </text:p>
              <text:list>
                <text:list-item>
                  <text:p text:style-name="P1">Untab menu command. </text:p>
                </text:list-item>
              </text:list>
            </text:list-item>
            <text:list-item>
              <text:p text:style-name="P1">A tile or tabbed pane can be auto-hidden. </text:p>
            </text:list-item>
          </text:list>
        </text:list-item>
        <text:list-item>
          <text:p text:style-name="P1">Panes floated, by menu command or user drag. </text:p>
          <text:list>
            <text:list-item>
              <text:p text:style-name="P1">Floating and/or docking can be disabled for a given pane. </text:p>
            </text:list-item>
          </text:list>
        </text:list-item>
        <text:list-item>
          <text:p text:style-name="P1">Floating panes can be docked. </text:p>
        </text:list-item>
        <text:list-item>
          <text:p text:style-name="P1">Appearance configurable using templates and properties. </text:p>
          <text:list>
            <text:list-item>
              <text:p text:style-name="P1">Pane header appearance: </text:p>
              <text:list>
                <text:list-item>
                  <text:p text:style-name="P1">Buttons: close, float, drop down menu. </text:p>
                </text:list-item>
                <text:list-item>
                  <text:p text:style-name="P1">Menu bar height, background colour, border width and colour and font (family, style, size and colour). </text:p>
                </text:list-item>
              </text:list>
            </text:list-item>
            <text:list-item>
              <text:p text:style-name="P1">Main window title bar height, background and font (family, style, size and colour). </text:p>
            </text:list-item>
          </text:list>
        </text:list-item>
      </text:list>
      <text:h text:style-name="Heading_20_2" text:outline-level="2">Creating New Documents</text:h>
      <text:p text:style-name="Text_20_body">The application will instantiate the appropriate document view model, and add it to the list of documents. The framework will instantiate a view instance. </text:p>
      <text:p text:style-name="Text_20_body">C# can instantiate a class given its name and assuming it has a default constructor. Store the full name of the class type in the layout xml. </text:p>
      <text:p text:style-name="Text_20_body">On load, if the class cannot be found, the document node is removed from the document tree. </text:p>
      <text:h text:style-name="Heading_20_2" text:outline-level="2">Loading a Layout</text:h>
      <text:p text:style-name="Text_20_body">TBD</text:p>
      <text:p text:style-name="Text_20_body">Document tree class? </text:p>
      <text:h text:style-name="Heading_20_2" text:outline-level="2"><text:soft-page-break/>To Do</text:h>
      <text:list xml:id="list6520242508924418182" text:style-name="L2">
        <text:list-item>
          <text:p text:style-name="P2">Store current layout path and filename in registry. </text:p>
        </text:list-item>
        <text:list-item>
          <text:p text:style-name="P2">Dock all floating windows. </text:p>
        </text:list-item>
        <text:list-item>
          <text:p text:style-name="P2">Allow the menu button to be templated. </text:p>
        </text:list-item>
        <text:list-item>
          <text:p text:style-name="P2">Pin and unpin, auto hide. </text:p>
        </text:list-item>
        <text:list-item>
          <text:p text:style-name="P2">Create two classes of view: document and tool. Documents cannot be docked in a tool group and vice versa. Document groups have the tabs at the top. </text:p>
        </text:list-item>
        <text:list-item>
          <text:p text:style-name="P2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f Goodwin</meta:initial-creator>
    <meta:creation-date>2020-04-02T15:56:14.98</meta:creation-date>
    <dc:date>2020-04-20T20:11:03.64</dc:date>
    <dc:creator>Leif Goodwin</dc:creator>
    <meta:editing-duration>P3DT20H12M58S</meta:editing-duration>
    <meta:editing-cycles>38</meta:editing-cycles>
    <meta:generator>OpenOffice/4.1.7$Win32 OpenOffice.org_project/417m1$Build-9800</meta:generator>
    <meta:document-statistic meta:table-count="0" meta:image-count="0" meta:object-count="0" meta:page-count="2" meta:paragraph-count="35" meta:word-count="284" meta:character-count="1650"/>
  </office:meta>
</office:document-meta>
</file>